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a1" style:family="table">
      <style:table-properties style:width="14.679cm" fo:margin-left="0.751cm" fo:margin-top="0cm" fo:margin-bottom="0cm" table:align="left"/>
    </style:style>
    <style:style style:name="Tabla1.A" style:family="table-column">
      <style:table-column-properties style:column-width="3.104cm"/>
    </style:style>
    <style:style style:name="Tabla1.B" style:family="table-column">
      <style:table-column-properties style:column-width="11.57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-left="0.191cm" fo:padding-right="0.191cm" fo:padding-top="0cm" fo:padding-bottom="0cm" fo:border="0.5pt solid #808080"/>
    </style:style>
    <style:style style:name="Tabla2" style:family="table">
      <style:table-properties style:width="14.679cm" fo:margin-left="0.751cm" fo:margin-top="0cm" fo:margin-bottom="0cm" table:align="left"/>
    </style:style>
    <style:style style:name="Tabla2.A" style:family="table-column">
      <style:table-column-properties style:column-width="3.104cm"/>
    </style:style>
    <style:style style:name="Tabla2.B" style:family="table-column">
      <style:table-column-properties style:column-width="11.57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-left="0.191cm" fo:padding-right="0.191cm" fo:padding-top="0cm" fo:padding-bottom="0cm" fo:border="0.5pt solid #808080"/>
    </style:style>
    <style:style style:name="Tabla3" style:family="table">
      <style:table-properties style:width="14.679cm" fo:margin-left="0.751cm" fo:margin-top="0cm" fo:margin-bottom="0cm" table:align="left"/>
    </style:style>
    <style:style style:name="Tabla3.A" style:family="table-column">
      <style:table-column-properties style:column-width="3.104cm"/>
    </style:style>
    <style:style style:name="Tabla3.B" style:family="table-column">
      <style:table-column-properties style:column-width="11.57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padding-left="0.191cm" fo:padding-right="0.191cm" fo:padding-top="0cm" fo:padding-bottom="0cm" fo:border="0.5pt solid #808080"/>
    </style:style>
    <style:style style:name="Tabla4" style:family="table">
      <style:table-properties style:width="14.679cm" fo:margin-left="0.751cm" fo:margin-top="0cm" fo:margin-bottom="0cm" table:align="left"/>
    </style:style>
    <style:style style:name="Tabla4.A" style:family="table-column">
      <style:table-column-properties style:column-width="3.104cm"/>
    </style:style>
    <style:style style:name="Tabla4.B" style:family="table-column">
      <style:table-column-properties style:column-width="11.57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="0.5pt solid #808080"/>
    </style:style>
    <style:style style:name="Tabla5" style:family="table">
      <style:table-properties style:width="14.679cm" fo:margin-left="0.751cm" fo:margin-top="0cm" fo:margin-bottom="0cm" table:align="left"/>
    </style:style>
    <style:style style:name="Tabla5.A" style:family="table-column">
      <style:table-column-properties style:column-width="3.104cm"/>
    </style:style>
    <style:style style:name="Tabla5.B" style:family="table-column">
      <style:table-column-properties style:column-width="11.57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padding-left="0.191cm" fo:padding-right="0.191cm" fo:padding-top="0cm" fo:padding-bottom="0cm" fo:border="0.5pt solid #808080"/>
    </style:style>
    <style:style style:name="P1" style:family="paragraph" style:parent-style-name="DescContinue_20_2">
      <style:paragraph-properties fo:margin-left="1.27cm" fo:margin-right="0cm" fo:text-indent="0cm" style:auto-text-indent="false"/>
    </style:style>
    <style:style style:name="P2" style:family="paragraph" style:parent-style-name="DescContinue_20_2">
      <style:paragraph-properties fo:margin-left="1.27cm" fo:margin-right="0cm" fo:text-indent="0cm" style:auto-text-indent="false"/>
      <style:text-properties style:font-name="Times New Roman"/>
    </style:style>
    <style:style style:name="P3" style:family="paragraph" style:parent-style-name="Footer">
      <style:paragraph-properties fo:text-align="end" style:justify-single-word="false" fo:orphans="2" fo:widows="2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 style:master-page-name="Converted3">
      <style:paragraph-properties style:page-number="auto"/>
    </style:style>
    <style:style style:name="P6" style:family="paragraph" style:parent-style-name="Heading_20_1" style:master-page-name="Converted4">
      <style:paragraph-properties style:page-number="auto"/>
    </style:style>
    <style:style style:name="P7" style:family="paragraph" style:parent-style-name="Heading_20_1" style:master-page-name="Converted5">
      <style:paragraph-properties style:page-number="auto"/>
    </style:style>
    <style:style style:name="P8" style:family="paragraph" style:parent-style-name="Heading_20_1" style:master-page-name="Converted10">
      <style:paragraph-properties style:page-number="auto"/>
    </style:style>
    <style:style style:name="P9" style:family="paragraph" style:parent-style-name="Heading_20_1" style:master-page-name="Converted15">
      <style:paragraph-properties style:page-number="auto"/>
    </style:style>
    <style:style style:name="P10" style:family="paragraph" style:parent-style-name="Heading_20_2" style:master-page-name="Converted6">
      <style:paragraph-properties style:page-number="auto"/>
    </style:style>
    <style:style style:name="P11" style:family="paragraph" style:parent-style-name="Heading_20_2" style:master-page-name="Converted7">
      <style:paragraph-properties style:page-number="auto"/>
    </style:style>
    <style:style style:name="P12" style:family="paragraph" style:parent-style-name="Heading_20_2" style:master-page-name="Converted8">
      <style:paragraph-properties style:page-number="auto"/>
    </style:style>
    <style:style style:name="P13" style:family="paragraph" style:parent-style-name="Heading_20_2" style:master-page-name="Converted9">
      <style:paragraph-properties style:page-number="auto"/>
    </style:style>
    <style:style style:name="P14" style:family="paragraph" style:parent-style-name="Heading_20_2" style:master-page-name="Converted11">
      <style:paragraph-properties style:page-number="auto"/>
    </style:style>
    <style:style style:name="P15" style:family="paragraph" style:parent-style-name="Heading_20_2" style:master-page-name="Converted12">
      <style:paragraph-properties style:page-number="auto"/>
    </style:style>
    <style:style style:name="P16" style:family="paragraph" style:parent-style-name="Heading_20_2" style:master-page-name="Converted13">
      <style:paragraph-properties style:page-number="auto"/>
    </style:style>
    <style:style style:name="P17" style:family="paragraph" style:parent-style-name="Heading_20_2" style:master-page-name="Converted14">
      <style:paragraph-properties style:page-number="auto"/>
    </style:style>
    <style:style style:name="P18" style:family="paragraph" style:parent-style-name="Heading_20_5">
      <style:paragraph-properties fo:margin-left="0.635cm" fo:margin-right="0cm" fo:text-align="justify" style:justify-single-word="false" fo:text-indent="0cm" style:auto-text-indent="false"/>
    </style:style>
    <style:style style:name="P19" style:family="paragraph" style:parent-style-name="LatexTOC_20_1">
      <style:paragraph-properties fo:margin-left="0.635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Times New Roman"/>
    </style:style>
    <style:style style:name="P20" style:family="paragraph" style:parent-style-name="LatexTOC_20_1">
      <style:paragraph-properties fo:margin-left="0.635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P21" style:family="paragraph" style:parent-style-name="List_20_Bullet_20_0" style:list-style-name="WW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22" style:family="paragraph" style:parent-style-name="List_20_Bullet_20_1" style:list-style-name="WWNum2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23" style:family="paragraph" style:parent-style-name="List_20_Continue_20_1">
      <style:paragraph-properties fo:margin-left="0.635cm" fo:margin-right="0cm" fo:text-indent="0cm" style:auto-text-indent="false"/>
      <style:text-properties style:font-name="Times New Roman"/>
    </style:style>
    <style:style style:name="P24" style:family="paragraph" style:parent-style-name="Standard">
      <style:text-properties style:font-name="Times New Roman"/>
    </style:style>
    <style:style style:name="P25" style:family="paragraph" style:parent-style-name="Standard">
      <style:paragraph-properties>
        <style:tab-stops/>
      </style:paragraph-properties>
      <style:text-properties style:font-name="Times New Roman"/>
    </style:style>
    <style:style style:name="P26" style:family="paragraph" style:parent-style-name="Standard">
      <style:paragraph-properties>
        <style:tab-stops/>
      </style:paragraph-properties>
    </style:style>
    <style:style style:name="P27" style:family="paragraph" style:parent-style-name="Standard" style:master-page-name="Converted1">
      <style:paragraph-properties style:page-number="1"/>
      <style:text-properties style:font-name="Times New Roman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0.26pt solid #000000"/>
      <style:text-properties style:font-name="Times New Roman"/>
    </style:style>
    <style:style style:name="P29" style:family="paragraph" style:parent-style-name="Standard">
      <style:paragraph-properties fo:padding-left="0cm" fo:padding-right="0cm" fo:padding-top="0cm" fo:padding-bottom="0.035cm" fo:border-left="none" fo:border-right="none" fo:border-top="none" fo:border-bottom="0.26pt solid #000000"/>
      <style:text-properties style:font-name="Arial" fo:font-weight="bold" style:font-weight-asian="bold"/>
    </style:style>
    <style:style style:name="P30" style:family="paragraph" style:parent-style-name="Subtitle">
      <style:paragraph-properties fo:break-before="page"/>
    </style:style>
    <style:style style:name="P31" style:family="paragraph" style:parent-style-name="Subtitle" style:master-page-name="Standard">
      <style:paragraph-properties style:page-number="auto"/>
    </style:style>
    <style:style style:name="P32" style:family="paragraph" style:parent-style-name="Text_20_body">
      <style:paragraph-properties fo:margin-left="0.635cm" fo:margin-right="0cm" fo:text-indent="0cm" style:auto-text-indent="false"/>
    </style:style>
    <style:style style:name="P33" style:family="paragraph" style:parent-style-name="Text_20_body">
      <style:paragraph-properties fo:margin-left="0.635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P34" style:family="paragraph" style:parent-style-name="Text_20_body">
      <style:paragraph-properties fo:margin-left="0.635cm" fo:margin-right="0cm" fo:text-indent="0cm" style:auto-text-indent="false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tyle="italic" fo:font-weight="bold" style:font-style-asian="italic" style:font-weight-asian="bold"/>
    </style:style>
    <style:style style:name="T4" style:family="text">
      <style:text-properties style:font-name="Times New Roman" fo:font-style="italic" style:font-style-asian="italic"/>
    </style:style>
    <style:style style:name="T5" style:family="text">
      <style:text-properties style:font-name="Courier New"/>
    </style:style>
    <style:style style:name="T6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Title" text:outline-level="1"><text:title>Socket</text:title></text:h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>AUTHOR</text:h>
      <text:h text:style-name="Subtitle" text:outline-level="2">Versión </text:h>
      <text:h text:style-name="Subtitle" text:outline-level="2"><text:creation-date style:data-style-name="N0">02/03/2020</text:creation-date></text:h>
      <text:h text:style-name="Subtitle" text:outline-level="2"/>
      <text:h text:style-name="P30" text:outline-level="2"/>
      <text:p text:style-name="P4">Tabla de contenidos</text:p>
      <text:p text:style-name="Standard"/>
      <text:table-of-content text:style-name="Sect1" text:protected="true" text:name="Sumario1">
        <text:table-of-content-source text:outline-level="10" text:use-outline-level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Standard"><text:span text:style-name="T1">Table of contents</text:span></text:p>
        </text:index-body>
      </text:table-of-content>
      <text:p text:style-name="P27"/>
      <text:section text:style-name="Sect1" text:name="TextSection">
        <text:p text:style-name="P24"/>
      </text:section>
      <text:p text:style-name="P5">Índice de clases</text:p>
      <text:p text:style-name="Heading_20_2"><text:toc-mark text:string-value="Índice de clases" text:outline-level="1"/>Lista de clases</text:p>
      <text:p text:style-name="Text_20_body"><text:span text:style-name="T1">Lista de las clases, estructuras, uniones e interfaces con una breve descripción:</text:span></text:p>
      <text:p text:style-name="P33"><text:span text:style-name="T2">Arista (The Arista class La clase arista controla las rutas de los vertices )</text:span><text:span text:style-name="T1"> <text:tab/></text:span><text:span text:style-name="T1"><text:bookmark-ref text:reference-format="page" text:ref-name="AAAAAAAAAJ">4</text:bookmark-ref></text:span></text:p>
      <text:p text:style-name="P33"><text:span text:style-name="T2">dataSocket (The dataSocket struct )</text:span><text:span text:style-name="T1"> <text:tab/></text:span><text:span text:style-name="T1"><text:bookmark-ref text:reference-format="page" text:ref-name="AAAAAAAAAN">5</text:bookmark-ref></text:span></text:p>
      <text:p text:style-name="P33"><text:span text:style-name="T2">Grafo (The Grafo class )</text:span><text:span text:style-name="T1"> <text:tab/></text:span><text:span text:style-name="T1"><text:bookmark-ref text:reference-format="page" text:ref-name="AAAAAAAAAQ">6</text:bookmark-ref></text:span></text:p>
      <text:p text:style-name="P33"><text:span text:style-name="T2">SocketServer (The SocketServer class Manejo de los sockets )</text:span><text:span text:style-name="T1"> <text:tab/></text:span><text:span text:style-name="T1"><text:bookmark-ref text:reference-format="page" text:ref-name="AAAAAAAAAZ">8</text:bookmark-ref></text:span></text:p>
      <text:p text:style-name="P33"><text:span text:style-name="T2">Vertice (The Vertice class La cllase vertice son las llegadas y salidas de la arista )</text:span><text:span text:style-name="T1"> <text:tab/></text:span><text:span text:style-name="T1"><text:bookmark-ref text:reference-format="page" text:ref-name="AAAAAAAABD">9</text:bookmark-ref></text:span></text:p>
      <text:p text:style-name="P19"/>
      <text:p text:style-name="P6">Indice de archivos</text:p>
      <text:p text:style-name="Heading_20_2"><text:toc-mark text:string-value="Indice de archivos" text:outline-level="1"/>Lista de archivos</text:p>
      <text:p text:style-name="Text_20_body"><text:span text:style-name="T1">Lista de todos los archivos con descripciones breves:</text:span></text:p>
      <text:p text:style-name="P20"><text:span text:style-name="T2">Socket/grafo.cpp </text:span><text:span text:style-name="T1"><text:s/><text:tab/></text:span><text:span text:style-name="T1"><text:bookmark-ref text:reference-format="page" text:ref-name="AAAAAAAAAA">10</text:bookmark-ref></text:span></text:p>
      <text:p text:style-name="P20"><text:span text:style-name="T2">Socket/grafo.h </text:span><text:span text:style-name="T1"><text:s/><text:tab/></text:span><text:span text:style-name="T1"><text:bookmark-ref text:reference-format="page" text:ref-name="AAAAAAAAAB">11</text:bookmark-ref></text:span></text:p>
      <text:p text:style-name="P20"><text:span text:style-name="T2">Socket/main.cpp </text:span><text:span text:style-name="T1"><text:s/><text:tab/></text:span><text:span text:style-name="T1"><text:bookmark-ref text:reference-format="page" text:ref-name="AAAAAAAAAC">12</text:bookmark-ref></text:span></text:p>
      <text:p text:style-name="P20"><text:span text:style-name="T2">Socket/socketserver.cpp </text:span><text:span text:style-name="T1"><text:s/><text:tab/></text:span><text:span text:style-name="T1"><text:bookmark-ref text:reference-format="page" text:ref-name="AAAAAAAAAG">13</text:bookmark-ref></text:span></text:p>
      <text:p text:style-name="P20"><text:span text:style-name="T2">Socket/socketserver.h </text:span><text:span text:style-name="T1"><text:s/><text:tab/></text:span><text:span text:style-name="T1"><text:bookmark-ref text:reference-format="page" text:ref-name="AAAAAAAAAI">14</text:bookmark-ref></text:span></text:p>
      <text:p text:style-name="P19"/>
      <text:p text:style-name="P7">Documentación de las clases<text:toc-mark text:string-value="Documentación de las clases" text:outline-level="1"/></text:p>
      <text:p text:style-name="Heading_20_2">Referencia de la Clase Arista</text:p>
      <text:p text:style-name="Standard"><text:toc-mark text:string-value="Arista" text:outline-level="1"/><text:alphabetical-index-mark text:string-value=" " text:key1="Arista"/><text:bookmark text:name="AAAAAAAAAJ"/></text:p>
      <text:p text:style-name="Text_20_body"><text:span text:style-name="T1">The </text:span><text:span text:style-name="T2">Arista</text:span><text:span text:style-name="T1"> class La clase arista controla las rutas de los vertices. </text:span></text:p>
      <text:p text:style-name="Standard"><text:span text:style-name="T5">#include &lt;grafo.h&gt;</text:span></text:p>
      <text:p text:style-name="Heading_20_3">Atributos públicos</text:p>
      <text:p text:style-name="P21"><text:span text:style-name="T1">int </text:span><text:span text:style-name="T2">peso</text:span></text:p>
      <text:p text:style-name="P21"><text:span text:style-name="T2">Arista</text:span><text:span text:style-name="T1"> * </text:span><text:span text:style-name="T2">sig</text:span></text:p>
      <text:p text:style-name="P21"><text:span text:style-name="T2">Vertice</text:span><text:span text:style-name="T1"> * </text:span><text:span text:style-name="T2">ady</text:span></text:p>
      <text:p text:style-name="P28"/>
      <text:p text:style-name="Heading_20_3">Descripción detallada</text:p>
      <text:p text:style-name="Text_20_body"><text:span text:style-name="T1">The </text:span><text:span text:style-name="T2">Arista</text:span><text:span text:style-name="T1"> class La clase arista controla las rutas de los vertices. </text:span></text:p>
      <text:p text:style-name="P28"/>
      <text:p text:style-name="Heading_20_3">Documentación de los datos miembro</text:p>
      <text:p text:style-name="Heading_20_4"><text:alphabetical-index-mark text:string-value=" " text:key1="adyArista"/><text:alphabetical-index-mark text:string-value=" " text:key1="Aristaady"/>Vertice* Arista::ady</text:p>
      <text:p text:style-name="Heading_20_4"><text:bookmark text:name="AAAAAAAAAK"/><text:alphabetical-index-mark text:string-value=" " text:key1="pesoArista"/><text:alphabetical-index-mark text:string-value=" " text:key1="Aristapeso"/>int Arista::peso</text:p>
      <text:p text:style-name="Heading_20_4"><text:bookmark text:name="AAAAAAAAAL"/><text:alphabetical-index-mark text:string-value=" " text:key1="sigArista"/><text:alphabetical-index-mark text:string-value=" " text:key1="Aristasig"/>Arista* Arista::sig</text:p>
      <text:p text:style-name="P29"><text:bookmark text:name="AAAAAAAAAM"/></text:p>
      <text:p text:style-name="Heading_20_4">La documentación para esta clase fue generada a partir del siguiente fichero:</text:p>
      <text:list xml:id="list590533948" text:style-name="WWNum2">
        <text:list-item>
          <text:p text:style-name="P22"><text:span text:style-name="T1">Socket/</text:span><text:span text:style-name="T2">grafo.h</text:span></text:p>
        </text:list-item>
      </text:list>
      <text:p text:style-name="Heading_20_4"/>
      <text:p text:style-name="P10">Referencia de la Estructura dataSocket</text:p>
      <text:p text:style-name="Standard"><text:toc-mark text:string-value="dataSocket" text:outline-level="1"/><text:alphabetical-index-mark text:string-value=" " text:key1="dataSocket"/><text:bookmark text:name="AAAAAAAAAN"/></text:p>
      <text:p text:style-name="Text_20_body"><text:span text:style-name="T1">The </text:span><text:span text:style-name="T2">dataSocket</text:span><text:span text:style-name="T1"> struct. </text:span></text:p>
      <text:p text:style-name="Standard"><text:span text:style-name="T5">#include &lt;socketserver.h&gt;</text:span></text:p>
      <text:p text:style-name="Heading_20_3">Atributos públicos</text:p>
      <text:p text:style-name="P21"><text:span text:style-name="T1">int </text:span><text:span text:style-name="T2">descriptor</text:span></text:p>
      <text:p text:style-name="P21"><text:span text:style-name="T1">sockaddr_in </text:span><text:span text:style-name="T2">info</text:span></text:p>
      <text:p text:style-name="P28"/>
      <text:p text:style-name="Heading_20_3">Descripción detallada</text:p>
      <text:p text:style-name="Text_20_body"><text:span text:style-name="T1">The </text:span><text:span text:style-name="T2">dataSocket</text:span><text:span text:style-name="T1"> struct. </text:span></text:p>
      <text:p text:style-name="P28"/>
      <text:p text:style-name="Heading_20_3">Documentación de los datos miembro</text:p>
      <text:p text:style-name="Heading_20_4"><text:alphabetical-index-mark text:string-value=" " text:key1="descriptordataSocket"/><text:alphabetical-index-mark text:string-value=" " text:key1="dataSocketdescriptor"/>int dataSocket::descriptor</text:p>
      <text:p text:style-name="Heading_20_4"><text:bookmark text:name="AAAAAAAAAO"/><text:alphabetical-index-mark text:string-value=" " text:key1="infodataSocket"/><text:alphabetical-index-mark text:string-value=" " text:key1="dataSocketinfo"/>sockaddr_in dataSocket::info</text:p>
      <text:p text:style-name="P29"><text:bookmark text:name="AAAAAAAAAP"/></text:p>
      <text:p text:style-name="Heading_20_4">La documentación para esta estructura fue generada a partir del siguiente fichero:</text:p>
      <text:list xml:id="list230239095168249" text:continue-numbering="true" text:style-name="WWNum2">
        <text:list-item>
          <text:p text:style-name="P22"><text:span text:style-name="T1">Socket/</text:span><text:span text:style-name="T2">socketserver.h</text:span></text:p>
        </text:list-item>
      </text:list>
      <text:p text:style-name="Heading_20_4"/>
      <text:p text:style-name="P11">Referencia de la Clase Grafo</text:p>
      <text:p text:style-name="Standard"><text:toc-mark text:string-value="Grafo" text:outline-level="1"/><text:alphabetical-index-mark text:string-value=" " text:key1="Grafo"/><text:bookmark text:name="AAAAAAAAAQ"/></text:p>
      <text:p text:style-name="Text_20_body"><text:span text:style-name="T1">The </text:span><text:span text:style-name="T2">Grafo</text:span><text:span text:style-name="T1"> class. </text:span></text:p>
      <text:p text:style-name="Standard"><text:span text:style-name="T5">#include &lt;grafo.h&gt;</text:span></text:p>
      <text:p text:style-name="Heading_20_3">Métodos públicos</text:p>
      <text:p text:style-name="P21"><text:span text:style-name="T1">void </text:span><text:span text:style-name="T2">Inicializa</text:span><text:span text:style-name="T1"> ()</text:span></text:p>
      <text:p text:style-name="P32"><text:span text:style-name="T3">Grafo::Inicializa</text:span><text:span text:style-name="T4"> Inicializo mi grafo den nulo para evitar algun problema con los punteros. </text:span></text:p>
      <text:p text:style-name="P21"><text:span text:style-name="T1">bool </text:span><text:span text:style-name="T2">Vacio</text:span><text:span text:style-name="T1"> ()</text:span></text:p>
      <text:p text:style-name="P32"><text:span text:style-name="T3">Grafo::Vacio</text:span><text:span text:style-name="T4"> Revisa si mi grafo esta vacio o por lo contrario ya se creo algun vertice. </text:span></text:p>
      <text:p text:style-name="P21"><text:span text:style-name="T1">int </text:span><text:span text:style-name="T2">Tamano</text:span><text:span text:style-name="T1"> ()</text:span></text:p>
      <text:p text:style-name="P21"><text:span text:style-name="T2">Vertice</text:span><text:span text:style-name="T1"> * </text:span><text:span text:style-name="T2">GetVertice</text:span><text:span text:style-name="T1"> (string nombre)</text:span></text:p>
      <text:p text:style-name="P32"><text:span text:style-name="T3">Grafo::GetVertice</text:span><text:span text:style-name="T4">. </text:span></text:p>
      <text:p text:style-name="P21"><text:span text:style-name="T1">void </text:span><text:span text:style-name="T2">InsertaVertice</text:span><text:span text:style-name="T1"> (string nombre)</text:span></text:p>
      <text:p text:style-name="P32"><text:span text:style-name="T3">Grafo::InsertaVertice</text:span><text:span text:style-name="T4">. </text:span></text:p>
      <text:p text:style-name="P21"><text:span text:style-name="T1">void </text:span><text:span text:style-name="T2">ListaAyacencia</text:span><text:span text:style-name="T1"> ()</text:span></text:p>
      <text:p text:style-name="P32"><text:span text:style-name="T3">Grafo::ListaAyacencia</text:span><text:span text:style-name="T4">. </text:span></text:p>
      <text:p text:style-name="P21"><text:span text:style-name="T1">void </text:span><text:span text:style-name="T2">Dijkstra</text:span><text:span text:style-name="T1"> (string *origen, string *destino)</text:span></text:p>
      <text:p text:style-name="Heading_20_3">Métodos públicos estáticos</text:p>
      <text:p text:style-name="P21"><text:span text:style-name="T1">static void </text:span><text:span text:style-name="T2">InsertarArista</text:span><text:span text:style-name="T1"> (</text:span><text:span text:style-name="T2">Vertice</text:span><text:span text:style-name="T1"> *origen, </text:span><text:span text:style-name="T2">Vertice</text:span><text:span text:style-name="T1"> *destino, int peso)</text:span></text:p>
      <text:p text:style-name="P32"><text:span text:style-name="T3">Grafo::InsertarArista</text:span><text:span text:style-name="T4"> Crea una arista desde dos vertices. </text:span></text:p>
      <text:p text:style-name="P28"/>
      <text:p text:style-name="Heading_20_3">Descripción detallada</text:p>
      <text:p text:style-name="Text_20_body"><text:span text:style-name="T1">The </text:span><text:span text:style-name="T2">Grafo</text:span><text:span text:style-name="T1"> class. </text:span></text:p>
      <text:p text:style-name="P28"/>
      <text:p text:style-name="Heading_20_3">Documentación de las funciones miembro</text:p>
      <text:p text:style-name="Heading_20_4"><text:alphabetical-index-mark text:string-value=" " text:key1="DijkstraGrafo"/><text:alphabetical-index-mark text:string-value=" " text:key1="GrafoDijkstra"/>void Grafo::Dijkstra (string * <text:s/><text:span text:style-name="T6">origen</text:span>, string * <text:s/><text:span text:style-name="T6">destino</text:span>)</text:p>
      <text:p text:style-name="Heading_20_4"><text:bookmark text:name="AAAAAAAAAR"/><text:alphabetical-index-mark text:string-value=" " text:key1="GetVerticeGrafo"/><text:alphabetical-index-mark text:string-value=" " text:key1="GrafoGetVertice"/>Vertice * Grafo::GetVertice (string <text:s/><text:span text:style-name="T6">nombre</text:span>)</text:p>
      <text:p text:style-name="P23"><text:bookmark text:name="AAAAAAAAAS"/></text:p>
      <text:p text:style-name="P32"><text:span text:style-name="T2">Grafo::GetVertice</text:span><text:span text:style-name="T1">. </text:span></text:p>
      <text:p text:style-name="P34"/>
      <text:p text:style-name="P18">Parámetros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6"><text:span text:style-name="T4">nombre</text:span><text:span text:style-name="T1"> </text:span></text:p>
          </table:table-cell>
          <table:table-cell table:style-name="Tabla1.A1" office:value-type="string">
            <text:p text:style-name="P26"><text:span text:style-name="T1">el nombre del vertice que deseo obtener </text:span></text:p>
          </table:table-cell>
        </table:table-row>
      </table:table>
      <text:p text:style-name="P18">Devuelve:</text:p>
      <text:p text:style-name="P1"><text:span text:style-name="T1">el vertice solicicitado </text:span></text:p>
      <text:p text:style-name="Heading_20_4"><text:alphabetical-index-mark text:string-value=" " text:key1="InicializaGrafo"/><text:alphabetical-index-mark text:string-value=" " text:key1="GrafoInicializa"/>void Grafo::Inicializa ()</text:p>
      <text:p text:style-name="P23"><text:bookmark text:name="AAAAAAAAAT"/></text:p>
      <text:p text:style-name="P32"><text:span text:style-name="T2">Grafo::Inicializa</text:span><text:span text:style-name="T1"> Inicializo mi grafo den nulo para evitar algun problema con los punteros. </text:span></text:p>
      <text:p text:style-name="Heading_20_4"><text:soft-page-break/><text:alphabetical-index-mark text:string-value=" " text:key1="InsertarAristaGrafo"/><text:alphabetical-index-mark text:string-value=" " text:key1="GrafoInsertarArista"/>void Grafo::InsertarArista (Vertice * <text:s/><text:span text:style-name="T6">origen</text:span>, Vertice * <text:s/><text:span text:style-name="T6">destino</text:span>, int <text:s/><text:span text:style-name="T6">peso</text:span>)<text:span text:style-name="T5">[static]</text:span></text:p>
      <text:p text:style-name="P23"><text:bookmark text:name="AAAAAAAAAU"/></text:p>
      <text:p text:style-name="P32"><text:span text:style-name="T2">Grafo::InsertarArista</text:span><text:span text:style-name="T1"> Crea una arista desde dos vertices. </text:span></text:p>
      <text:p text:style-name="P34"/>
      <text:p text:style-name="P18">Parámetro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6"><text:span text:style-name="T4">origen</text:span><text:span text:style-name="T1"> </text:span></text:p>
          </table:table-cell>
          <table:table-cell table:style-name="Tabla2.A1" office:value-type="string">
            <text:p text:style-name="P26"><text:span text:style-name="T1">veretice de origen </text:span></text:p>
          </table:table-cell>
        </table:table-row>
        <table:table-row table:style-name="Tabla2.1">
          <table:table-cell table:style-name="Tabla2.A1" office:value-type="string">
            <text:p text:style-name="P26"><text:span text:style-name="T4">destino</text:span><text:span text:style-name="T1"> </text:span></text:p>
          </table:table-cell>
          <table:table-cell table:style-name="Tabla2.A1" office:value-type="string">
            <text:p text:style-name="P26"><text:span text:style-name="T1">vertice destino </text:span></text:p>
          </table:table-cell>
        </table:table-row>
        <table:table-row table:style-name="Tabla2.1">
          <table:table-cell table:style-name="Tabla2.A1" office:value-type="string">
            <text:p text:style-name="P26"><text:span text:style-name="T4">peso</text:span><text:span text:style-name="T1"> </text:span></text:p>
          </table:table-cell>
          <table:table-cell table:style-name="Tabla2.A1" office:value-type="string">
            <text:p text:style-name="P26"><text:span text:style-name="T1">el peso que tiene llegar desde el vertice de origen al vertice destino </text:span></text:p>
          </table:table-cell>
        </table:table-row>
      </table:table>
      <text:p text:style-name="Heading_20_4"><text:alphabetical-index-mark text:string-value=" " text:key1="InsertaVerticeGrafo"/><text:alphabetical-index-mark text:string-value=" " text:key1="GrafoInsertaVertice"/>void Grafo::InsertaVertice (string <text:s/><text:span text:style-name="T6">nombre</text:span>)</text:p>
      <text:p text:style-name="P23"><text:bookmark text:name="AAAAAAAAAV"/></text:p>
      <text:p text:style-name="P32"><text:span text:style-name="T2">Grafo::InsertaVertice</text:span><text:span text:style-name="T1">. </text:span></text:p>
      <text:p text:style-name="P34"/>
      <text:p text:style-name="P18">Parámetros: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6"><text:span text:style-name="T4">nombre</text:span><text:span text:style-name="T1"> </text:span></text:p>
          </table:table-cell>
          <table:table-cell table:style-name="Tabla3.A1" office:value-type="string">
            <text:p text:style-name="P26"><text:span text:style-name="T1">se crea un nuevo vertice </text:span></text:p>
          </table:table-cell>
        </table:table-row>
      </table:table>
      <text:p text:style-name="Heading_20_4"><text:alphabetical-index-mark text:string-value=" " text:key1="ListaAyacenciaGrafo"/><text:alphabetical-index-mark text:string-value=" " text:key1="GrafoListaAyacencia"/>void Grafo::ListaAyacencia ()</text:p>
      <text:p text:style-name="P23"><text:bookmark text:name="AAAAAAAAAW"/></text:p>
      <text:p text:style-name="P32"><text:span text:style-name="T2">Grafo::ListaAyacencia</text:span><text:span text:style-name="T1">. </text:span></text:p>
      <text:p text:style-name="P34"/>
      <text:p text:style-name="P18">Devuelve:</text:p>
      <text:p text:style-name="P1"><text:span text:style-name="T1">imprime en pantalla la rutas que existen entre un vertice </text:span></text:p>
      <text:p text:style-name="Heading_20_4"><text:alphabetical-index-mark text:string-value=" " text:key1="TamanoGrafo"/><text:alphabetical-index-mark text:string-value=" " text:key1="GrafoTamano"/>int Grafo::Tamano ()</text:p>
      <text:p text:style-name="Heading_20_4"><text:bookmark text:name="AAAAAAAAAX"/><text:alphabetical-index-mark text:string-value=" " text:key1="VacioGrafo"/><text:alphabetical-index-mark text:string-value=" " text:key1="GrafoVacio"/>bool Grafo::Vacio ()</text:p>
      <text:p text:style-name="P23"><text:bookmark text:name="AAAAAAAAAY"/></text:p>
      <text:p text:style-name="P32"><text:span text:style-name="T2">Grafo::Vacio</text:span><text:span text:style-name="T1"> Revisa si mi grafo esta vacio o por lo contrario ya se creo algun vertice. </text:span></text:p>
      <text:p text:style-name="P34"/>
      <text:p text:style-name="P18">Devuelve:</text:p>
      <text:p text:style-name="P1"><text:span text:style-name="T1">returna un booleano comparando a h con nullptr papra identificar si existe alguna arista </text:span></text:p>
      <text:p text:style-name="P29"/>
      <text:p text:style-name="Heading_20_4">La documentación para esta clase fue generada a partir de los siguientes ficheros:</text:p>
      <text:list xml:id="list230240480519904" text:continue-numbering="true" text:style-name="WWNum2">
        <text:list-item>
          <text:p text:style-name="P22"><text:span text:style-name="T1">Socket/</text:span><text:span text:style-name="T2">grafo.h</text:span></text:p>
        </text:list-item>
        <text:list-item>
          <text:p text:style-name="P22"><text:span text:style-name="T1">Socket/</text:span><text:span text:style-name="T2">grafo.cpp</text:span></text:p>
        </text:list-item>
      </text:list>
      <text:p text:style-name="Heading_20_4"/>
      <text:p text:style-name="P12">Referencia de la Clase SocketServer</text:p>
      <text:p text:style-name="Standard"><text:toc-mark text:string-value="SocketServer" text:outline-level="1"/><text:alphabetical-index-mark text:string-value=" " text:key1="SocketServer"/><text:bookmark text:name="AAAAAAAAAZ"/></text:p>
      <text:p text:style-name="Text_20_body"><text:span text:style-name="T1">The </text:span><text:span text:style-name="T2">SocketServer</text:span><text:span text:style-name="T1"> class Manejo de los sockets. </text:span></text:p>
      <text:p text:style-name="Standard"><text:span text:style-name="T5">#include &lt;socketserver.h&gt;</text:span></text:p>
      <text:p text:style-name="Heading_20_3">Métodos públicos</text:p>
      <text:p text:style-name="P21"><text:span text:style-name="T2">SocketServer</text:span><text:span text:style-name="T1"> ()</text:span></text:p>
      <text:p text:style-name="P32"><text:span text:style-name="T3">SocketServer::SocketServer</text:span><text:span text:style-name="T4">. </text:span></text:p>
      <text:p text:style-name="P21"><text:span text:style-name="T1">void </text:span><text:span text:style-name="T2">run</text:span><text:span text:style-name="T1"> ()</text:span></text:p>
      <text:p text:style-name="P32"><text:span text:style-name="T3">SocketServer::run</text:span><text:span text:style-name="T4"> Esta funcion esta escuchando y espearando a que se conecte con el cliente se debe crear un hilo para que el progrma siga trabajando. </text:span></text:p>
      <text:p text:style-name="P21"><text:span text:style-name="T1">void </text:span><text:span text:style-name="T2">setMensaje</text:span><text:span text:style-name="T1"> (const char *msn)</text:span></text:p>
      <text:p text:style-name="P32"><text:span text:style-name="T3">SocketServer::setMensaje</text:span><text:span text:style-name="T4">. </text:span></text:p>
      <text:p text:style-name="P28"/>
      <text:p text:style-name="Heading_20_3">Descripción detallada</text:p>
      <text:p text:style-name="Text_20_body"><text:span text:style-name="T1">The </text:span><text:span text:style-name="T2">SocketServer</text:span><text:span text:style-name="T1"> class Manejo de los sockets. </text:span></text:p>
      <text:p text:style-name="P28"/>
      <text:p text:style-name="Heading_20_3">Documentación del constructor y destructor</text:p>
      <text:p text:style-name="Heading_20_4"><text:alphabetical-index-mark text:string-value=" " text:key1="SocketServerSocketServer"/><text:alphabetical-index-mark text:string-value=" " text:key1="SocketServerSocketServer"/>SocketServer::SocketServer ()</text:p>
      <text:p text:style-name="P23"><text:bookmark text:name="AAAAAAAABA"/></text:p>
      <text:p text:style-name="P32"><text:span text:style-name="T2">SocketServer::SocketServer</text:span><text:span text:style-name="T1">. </text:span></text:p>
      <text:p text:style-name="P29"/>
      <text:p text:style-name="Heading_20_3">Documentación de las funciones miembro</text:p>
      <text:p text:style-name="Heading_20_4"><text:alphabetical-index-mark text:string-value=" " text:key1="runSocketServer"/><text:alphabetical-index-mark text:string-value=" " text:key1="SocketServerrun"/>void SocketServer::run ()</text:p>
      <text:p text:style-name="P23"><text:bookmark text:name="AAAAAAAABB"/></text:p>
      <text:p text:style-name="P32"><text:span text:style-name="T2">SocketServer::run</text:span><text:span text:style-name="T1"> Esta funcion esta escuchando y espearando a que se conecte con el cliente se debe crear un hilo para que el progrma siga trabajando. </text:span></text:p>
      <text:p text:style-name="Heading_20_4"><text:alphabetical-index-mark text:string-value=" " text:key1="setMensajeSocketServer"/><text:alphabetical-index-mark text:string-value=" " text:key1="SocketServersetMensaje"/>void SocketServer::setMensaje (const char * <text:s/><text:span text:style-name="T6">msn</text:span>)</text:p>
      <text:p text:style-name="P23"><text:bookmark text:name="AAAAAAAABC"/></text:p>
      <text:p text:style-name="P32"><text:span text:style-name="T2">SocketServer::setMensaje</text:span><text:span text:style-name="T1">. </text:span></text:p>
      <text:p text:style-name="P34"/>
      <text:p text:style-name="P18">Parámetros: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6"><text:span text:style-name="T4">msn</text:span><text:span text:style-name="T1"> </text:span></text:p>
          </table:table-cell>
          <table:table-cell table:style-name="Tabla4.A1" office:value-type="string">
            <text:p text:style-name="P26"><text:span text:style-name="T1">Controla en envio de mensajes a los clientes </text:span></text:p>
          </table:table-cell>
        </table:table-row>
      </table:table>
      <text:p text:style-name="P29"/>
      <text:p text:style-name="Heading_20_4">La documentación para esta clase fue generada a partir de los siguientes ficheros:</text:p>
      <text:list xml:id="list230238638247660" text:continue-numbering="true" text:style-name="WWNum2">
        <text:list-item>
          <text:p text:style-name="P22"><text:span text:style-name="T1">Socket/</text:span><text:span text:style-name="T2">socketserver.h</text:span></text:p>
        </text:list-item>
        <text:list-item>
          <text:p text:style-name="P22"><text:span text:style-name="T1">Socket/</text:span><text:span text:style-name="T2">socketserver.cpp</text:span></text:p>
        </text:list-item>
      </text:list>
      <text:p text:style-name="Heading_20_4"/>
      <text:p text:style-name="P13">Referencia de la Clase Vertice</text:p>
      <text:p text:style-name="Standard"><text:toc-mark text:string-value="Vertice" text:outline-level="1"/><text:alphabetical-index-mark text:string-value=" " text:key1="Vertice"/><text:bookmark text:name="AAAAAAAABD"/></text:p>
      <text:p text:style-name="Text_20_body"><text:span text:style-name="T1">The </text:span><text:span text:style-name="T2">Vertice</text:span><text:span text:style-name="T1"> class La cllase vertice son las llegadas y salidas de la arista. </text:span></text:p>
      <text:p text:style-name="Standard"><text:span text:style-name="T5">#include &lt;grafo.h&gt;</text:span></text:p>
      <text:p text:style-name="Heading_20_3">Atributos públicos</text:p>
      <text:p text:style-name="P21"><text:span text:style-name="T2">Vertice</text:span><text:span text:style-name="T1"> * </text:span><text:span text:style-name="T2">sig</text:span></text:p>
      <text:p text:style-name="P21"><text:span text:style-name="T2">Arista</text:span><text:span text:style-name="T1"> * </text:span><text:span text:style-name="T2">ady</text:span></text:p>
      <text:p text:style-name="P21"><text:span text:style-name="T1">string </text:span><text:span text:style-name="T2">nombre</text:span></text:p>
      <text:p text:style-name="Heading_20_3">Amigas</text:p>
      <text:p text:style-name="P21"><text:span text:style-name="T1">class </text:span><text:span text:style-name="T2">Grafo</text:span></text:p>
      <text:p text:style-name="P28"/>
      <text:p text:style-name="Heading_20_3">Descripción detallada</text:p>
      <text:p text:style-name="Text_20_body"><text:span text:style-name="T1">The </text:span><text:span text:style-name="T2">Vertice</text:span><text:span text:style-name="T1"> class La cllase vertice son las llegadas y salidas de la arista. </text:span></text:p>
      <text:p text:style-name="P28"/>
      <text:p text:style-name="Heading_20_3">Documentación de las funciones relacionadas y clases amigas</text:p>
      <text:p text:style-name="Heading_20_4"><text:alphabetical-index-mark text:string-value=" " text:key1="GrafoVertice"/><text:alphabetical-index-mark text:string-value=" " text:key1="VerticeGrafo"/>friend class Grafo<text:span text:style-name="T5">[friend]</text:span></text:p>
      <text:p text:style-name="P29"><text:bookmark text:name="AAAAAAAABE"/></text:p>
      <text:p text:style-name="Heading_20_3">Documentación de los datos miembro</text:p>
      <text:p text:style-name="Heading_20_4"><text:alphabetical-index-mark text:string-value=" " text:key1="adyVertice"/><text:alphabetical-index-mark text:string-value=" " text:key1="Verticeady"/>Arista* Vertice::ady</text:p>
      <text:p text:style-name="Heading_20_4"><text:bookmark text:name="AAAAAAAABF"/><text:alphabetical-index-mark text:string-value=" " text:key1="nombreVertice"/><text:alphabetical-index-mark text:string-value=" " text:key1="Verticenombre"/>string Vertice::nombre</text:p>
      <text:p text:style-name="Heading_20_4"><text:bookmark text:name="AAAAAAAABG"/><text:alphabetical-index-mark text:string-value=" " text:key1="sigVertice"/><text:alphabetical-index-mark text:string-value=" " text:key1="Verticesig"/>Vertice* Vertice::sig</text:p>
      <text:p text:style-name="P29"><text:bookmark text:name="AAAAAAAABH"/></text:p>
      <text:p text:style-name="Heading_20_4">La documentación para esta clase fue generada a partir del siguiente fichero:</text:p>
      <text:list xml:id="list230239689089972" text:continue-numbering="true" text:style-name="WWNum2">
        <text:list-item>
          <text:p text:style-name="P22"><text:span text:style-name="T1">Socket/</text:span><text:span text:style-name="T2">grafo.h</text:span></text:p>
        </text:list-item>
      </text:list>
      <text:p text:style-name="P8">Documentación de archivos<text:toc-mark text:string-value="Documentación de archivos" text:outline-level="1"/></text:p>
      <text:p text:style-name="Heading_20_2">Referencia del Archivo Socket/grafo.cpp</text:p>
      <text:p text:style-name="DenseText"><text:toc-mark text:string-value="Socket/grafo.cpp" text:outline-level="1"/><text:alphabetical-index-mark text:string-value=" " text:key1="Socket/grafo.cpp"/><text:bookmark text:name="AAAAAAAAAA"/><text:span text:style-name="T5">#include "grafo.h"</text:span></text:p>
      <text:p text:style-name="P24"/>
      <text:p text:style-name="P14">Referencia del Archivo Socket/grafo.h</text:p>
      <text:p text:style-name="DenseText"><text:toc-mark text:string-value="Socket/grafo.h" text:outline-level="1"/><text:alphabetical-index-mark text:string-value=" " text:key1="Socket/grafo.h"/><text:bookmark text:name="AAAAAAAAAB"/><text:span text:style-name="T5">#include &lt;iostream&gt;</text:span></text:p>
      <text:p text:style-name="Heading_20_3">Clases</text:p>
      <text:p text:style-name="P21"><text:span text:style-name="T1">class </text:span><text:span text:style-name="T2">Arista</text:span></text:p>
      <text:p text:style-name="P21"><text:span text:style-name="T4">The </text:span><text:span text:style-name="T3">Arista</text:span><text:span text:style-name="T4"> class La clase arista controla las rutas de los vertices. </text:span><text:span text:style-name="T1">class </text:span><text:span text:style-name="T2">Vertice</text:span></text:p>
      <text:p text:style-name="P21"><text:span text:style-name="T4">The </text:span><text:span text:style-name="T3">Vertice</text:span><text:span text:style-name="T4"> class La cllase vertice son las llegadas y salidas de la arista. </text:span><text:span text:style-name="T1">class </text:span><text:span text:style-name="T2">Grafo</text:span></text:p>
      <text:p text:style-name="P32"><text:span text:style-name="T4">The </text:span><text:span text:style-name="T3">Grafo</text:span><text:span text:style-name="T4"> class. </text:span></text:p>
      <text:p text:style-name="P15">Referencia del Archivo Socket/main.cpp</text:p>
      <text:p text:style-name="DenseText"><text:toc-mark text:string-value="Socket/main.cpp" text:outline-level="1"/><text:alphabetical-index-mark text:string-value=" " text:key1="Socket/main.cpp"/><text:bookmark text:name="AAAAAAAAAC"/><text:span text:style-name="T5">#include &lt;socketserver.h&gt;</text:span></text:p>
      <text:p text:style-name="Heading_20_3">Funciones</text:p>
      <text:p text:style-name="P21"><text:span text:style-name="T1">void * </text:span><text:span text:style-name="T2">serverRun</text:span><text:span text:style-name="T1"> (void *)</text:span></text:p>
      <text:p text:style-name="P32"><text:span text:style-name="T4">serverRun </text:span></text:p>
      <text:p text:style-name="P21"><text:span text:style-name="T1">int </text:span><text:span text:style-name="T2">main</text:span><text:span text:style-name="T1"> (int argc, char *argv[])</text:span></text:p>
      <text:p text:style-name="P32"><text:span text:style-name="T4">main </text:span></text:p>
      <text:p text:style-name="Heading_20_3">Variables</text:p>
      <text:p text:style-name="P21"><text:span text:style-name="T2">SocketServer</text:span><text:span text:style-name="T1"> * </text:span><text:span text:style-name="T2">server</text:span></text:p>
      <text:p text:style-name="P28"/>
      <text:p text:style-name="Heading_20_3">Documentación de las funciones</text:p>
      <text:p text:style-name="Heading_20_4"><text:alphabetical-index-mark text:string-value=" " text:key1="mainmain.cpp"/><text:alphabetical-index-mark text:string-value=" " text:key1="main.cppmain"/>int main (int <text:s/><text:span text:style-name="T6">argc</text:span>, char * <text:s/><text:span text:style-name="T6">argv</text:span>[])</text:p>
      <text:p text:style-name="P23"><text:bookmark text:name="AAAAAAAAAD"/></text:p>
      <text:p text:style-name="P32"><text:span text:style-name="T1">main </text:span></text:p>
      <text:p text:style-name="P34"/>
      <text:p text:style-name="P18">Parámetros: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6"><text:span text:style-name="T4">argc</text:span><text:span text:style-name="T1"> </text:span></text:p>
          </table:table-cell>
          <table:table-cell table:style-name="Tabla5.A1" office:value-type="string">
            <text:p text:style-name="P25"/>
          </table:table-cell>
        </table:table-row>
        <table:table-row table:style-name="Tabla5.1">
          <table:table-cell table:style-name="Tabla5.A1" office:value-type="string">
            <text:p text:style-name="P26"><text:span text:style-name="T4">argv</text:span><text:span text:style-name="T1"> </text:span></text:p>
          </table:table-cell>
          <table:table-cell table:style-name="Tabla5.A1" office:value-type="string">
            <text:p text:style-name="P25"/>
          </table:table-cell>
        </table:table-row>
      </table:table>
      <text:p text:style-name="P18">Devuelve:</text:p>
      <text:p text:style-name="P2"/>
      <text:p text:style-name="Heading_20_4"><text:alphabetical-index-mark text:string-value=" " text:key1="serverRunmain.cpp"/><text:alphabetical-index-mark text:string-value=" " text:key1="main.cppserverRun"/>void* serverRun (void * )</text:p>
      <text:p text:style-name="P23"><text:bookmark text:name="AAAAAAAAAE"/></text:p>
      <text:p text:style-name="P32"><text:span text:style-name="T1">serverRun </text:span></text:p>
      <text:p text:style-name="P34"/>
      <text:p text:style-name="P18">Devuelve:</text:p>
      <text:p text:style-name="P1"><text:span text:style-name="T1">ESte es un hilo el cual me permite corre mi servidor y sus funciones </text:span></text:p>
      <text:p text:style-name="P29"/>
      <text:p text:style-name="Heading_20_3">Documentación de las variables</text:p>
      <text:p text:style-name="Heading_20_4"><text:alphabetical-index-mark text:string-value=" " text:key1="servermain.cpp"/><text:alphabetical-index-mark text:string-value=" " text:key1="main.cppserver"/>SocketServer* server</text:p>
      <text:p text:style-name="Heading_20_4"><text:bookmark text:name="AAAAAAAAAF"/></text:p>
      <text:p text:style-name="P16">Referencia del Archivo Socket/socketserver.cpp</text:p>
      <text:p text:style-name="DenseText"><text:toc-mark text:string-value="Socket/socketserver.cpp" text:outline-level="1"/><text:alphabetical-index-mark text:string-value=" " text:key1="Socket/socketserver.cpp"/><text:bookmark text:name="AAAAAAAAAG"/><text:span text:style-name="T5">#include "socketserver.h"</text:span></text:p>
      <text:p text:style-name="DenseText"><text:span text:style-name="T5">#include "grafo.h"</text:span></text:p>
      <text:p text:style-name="Heading_20_3">Variables</text:p>
      <text:p text:style-name="P21"><text:span text:style-name="T2">Grafo</text:span><text:span text:style-name="T1"> * </text:span><text:span text:style-name="T2">g</text:span><text:span text:style-name="T1"> = new </text:span><text:span text:style-name="T2">Grafo</text:span><text:span text:style-name="T1">()</text:span></text:p>
      <text:p text:style-name="P28"/>
      <text:p text:style-name="Heading_20_3">Documentación de las variables</text:p>
      <text:p text:style-name="Heading_20_4"><text:alphabetical-index-mark text:string-value=" " text:key1="gsocketserver.cpp"/><text:alphabetical-index-mark text:string-value=" " text:key1="socketserver.cppg"/>Grafo* g = new Grafo()</text:p>
      <text:p text:style-name="Heading_20_4"><text:bookmark text:name="AAAAAAAAAH"/></text:p>
      <text:p text:style-name="P17">Referencia del Archivo Socket/socketserver.h</text:p>
      <text:p text:style-name="DenseText"><text:toc-mark text:string-value="Socket/socketserver.h" text:outline-level="1"/><text:alphabetical-index-mark text:string-value=" " text:key1="Socket/socketserver.h"/><text:bookmark text:name="AAAAAAAAAI"/><text:span text:style-name="T5">#include &lt;sys/socket.h&gt;</text:span></text:p>
      <text:p text:style-name="DenseText"><text:span text:style-name="T5">#include &lt;sys/types.h&gt;</text:span></text:p>
      <text:p text:style-name="DenseText"><text:span text:style-name="T5">#include &lt;netdb.h&gt;</text:span></text:p>
      <text:p text:style-name="DenseText"><text:span text:style-name="T5">#include &lt;string.h&gt;</text:span></text:p>
      <text:p text:style-name="DenseText"><text:span text:style-name="T5">#include &lt;string&gt;</text:span></text:p>
      <text:p text:style-name="DenseText"><text:span text:style-name="T5">#include &lt;iostream&gt;</text:span></text:p>
      <text:p text:style-name="DenseText"><text:span text:style-name="T5">#include &lt;pthread.h&gt;</text:span></text:p>
      <text:p text:style-name="DenseText"><text:span text:style-name="T5">#include &lt;vector&gt;</text:span></text:p>
      <text:p text:style-name="DenseText"><text:span text:style-name="T5">#include &lt;unistd.h&gt;</text:span></text:p>
      <text:p text:style-name="Heading_20_3">Clases</text:p>
      <text:p text:style-name="P21"><text:span text:style-name="T1">struct </text:span><text:span text:style-name="T2">dataSocket</text:span></text:p>
      <text:p text:style-name="P21"><text:span text:style-name="T4">The </text:span><text:span text:style-name="T3">dataSocket</text:span><text:span text:style-name="T4"> struct. </text:span><text:span text:style-name="T1">class </text:span><text:span text:style-name="T2">SocketServer</text:span></text:p>
      <text:p text:style-name="P9"><text:span text:style-name="T4">The </text:span><text:span text:style-name="T3">SocketServer</text:span><text:span text:style-name="T4"> class Manejo de los sockets. </text:span>Índice</text:p>
      <text:p text:style-name="Standard"><text:toc-mark text:string-value="Índice" text:outline-level="1"/><text:span text:style-name="T1">INDE</text:span></text:p>
      <text:alphabetical-index text:style-name="Sect1" text:protected="true" text:name="Índice alfabético1">
        <text:alphabetical-index-source text:ignore-case="true" text:combine-entries="false" text:combine-entries-with-pp="false" fo:language="es" fo:country="CR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Standard"/>
        </text:index-body>
      </text:alphabetical-index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Symbol" style:font-family-complex="Symbo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53cm" fo:margin-bottom="0.106cm" loext:contextual-spacing="false"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59cm" fo:margin-bottom="0.053cm" loext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roman" style:font-pitch="variable"/>
    </style:style>
    <style:style style:name="DenseText" style:family="paragraph" style:parent-style-name="Standard" style:default-outline-level="">
      <style:text-properties fo:font-size="11pt" style:font-size-asian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GroupHeader" style:family="paragraph" style:parent-style-name="Standard" style:default-outline-level="">
      <style:paragraph-properties fo:margin-left="0.635cm" fo:margin-right="0cm" fo:margin-top="0.212cm" fo:margin-bottom="0.106cm" loext:contextual-spacing="false" fo:text-indent="0cm" style:auto-text-indent="false" fo:keep-with-next="always"/>
      <style:text-properties style:font-name="Arial" fo:font-family="Arial" style:font-family-generic="roman" style:font-pitch="variable" fo:font-weight="bold" style:font-weight-asian="bold"/>
    </style:style>
    <style:style style:name="Code_20_Example_20_0" style:display-name="Code Example 0" style:family="paragraph" style:parent-style-name="Standard" style:default-outline-level="">
      <loext:graphic-properties draw:fill="solid" draw:fill-color="#ffffff"/>
      <style:paragraph-properties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" style:display-name="Code Example 1" style:family="paragraph" style:parent-style-name="Standard" style:default-outline-level="">
      <loext:graphic-properties draw:fill="solid" draw:fill-color="#ffffff"/>
      <style:paragraph-properties fo:margin-left="0.63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2" style:display-name="Code Example 2" style:family="paragraph" style:parent-style-name="Standard" style:default-outline-level="">
      <loext:graphic-properties draw:fill="solid" draw:fill-color="#ffffff"/>
      <style:paragraph-properties fo:margin-left="1.27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3" style:display-name="Code Example 3" style:family="paragraph" style:parent-style-name="Standard" style:default-outline-level="">
      <loext:graphic-properties draw:fill="solid" draw:fill-color="#ffffff"/>
      <style:paragraph-properties fo:margin-left="1.90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4" style:display-name="Code Example 4" style:family="paragraph" style:parent-style-name="Standard" style:default-outline-level="">
      <loext:graphic-properties draw:fill="solid" draw:fill-color="#ffffff"/>
      <style:paragraph-properties fo:margin-left="2.54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5" style:display-name="Code Example 5" style:family="paragraph" style:parent-style-name="Standard" style:default-outline-level="">
      <loext:graphic-properties draw:fill="solid" draw:fill-color="#ffffff"/>
      <style:paragraph-properties fo:margin-left="3.17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6" style:display-name="Code Example 6" style:family="paragraph" style:parent-style-name="Standard" style:default-outline-level="">
      <loext:graphic-properties draw:fill="solid" draw:fill-color="#ffffff"/>
      <style:paragraph-properties fo:margin-left="3.81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7" style:display-name="Code Example 7" style:family="paragraph" style:parent-style-name="Standard" style:default-outline-level="">
      <loext:graphic-properties draw:fill="solid" draw:fill-color="#ffffff"/>
      <style:paragraph-properties fo:margin-left="4.44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8" style:display-name="Code Example 8" style:family="paragraph" style:parent-style-name="Standard" style:default-outline-level="">
      <loext:graphic-properties draw:fill="solid" draw:fill-color="#ffffff"/>
      <style:paragraph-properties fo:margin-left="5.08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9" style:display-name="Code Example 9" style:family="paragraph" style:parent-style-name="Standard" style:default-outline-level="">
      <loext:graphic-properties draw:fill="solid" draw:fill-color="#ffffff"/>
      <style:paragraph-properties fo:margin-left="5.71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List_20_Continue_20_0" style:display-name="List Continue 0" style:family="paragraph" style:parent-style-name="Standard" style:default-outline-level="">
      <style:paragraph-properties fo:margin-top="0.053cm" fo:margin-bottom="0.106cm" loext:contextual-spacing="false" fo:text-align="justify" style:justify-single-word="false"/>
    </style:style>
    <style:style style:name="List_20_Continue_20_1" style:display-name="List Continue 1" style:family="paragraph" style:parent-style-name="Standard" style:default-outline-level="">
      <style:paragraph-properties fo:margin-left="0.635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6" style:display-name="List Continue 6" style:family="paragraph" style:parent-style-name="Standard" style:default-outline-level="">
      <style:paragraph-properties fo:margin-left="3.81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7" style:display-name="List Continue 7" style:family="paragraph" style:parent-style-name="Standard" style:default-outline-level="">
      <style:paragraph-properties fo:margin-left="4.445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8" style:display-name="List Continue 8" style:family="paragraph" style:parent-style-name="Standard" style:default-outline-level="">
      <style:paragraph-properties fo:margin-left="5.08cm" fo:margin-right="0cm" fo:margin-top="0.053cm" fo:margin-bottom="0.106cm" loext:contextual-spacing="false" fo:text-align="justify" style:justify-single-word="false" fo:text-indent="0cm" style:auto-text-indent="false"/>
    </style:style>
    <style:style style:name="List_20_Continue_20_9" style:display-name="List Continue 9" style:family="paragraph" style:parent-style-name="Standard" style:default-outline-level="">
      <style:paragraph-properties fo:margin-left="5.715cm" fo:margin-right="0cm" fo:margin-top="0.053cm" fo:margin-bottom="0.106cm" loext:contextual-spacing="false" fo:text-align="justify" style:justify-single-word="false" fo:text-indent="0cm" style:auto-text-indent="false"/>
    </style:style>
    <style:style style:name="DescContinue_20_0" style:display-name="DescContinue 0" style:family="paragraph" style:parent-style-name="Standard" style:default-outline-level="">
      <style:paragraph-properties fo:text-align="start" style:justify-single-word="false"/>
    </style:style>
    <style:style style:name="DescContinue_20_1" style:display-name="DescContinue 1" style:family="paragraph" style:parent-style-name="Standard" style:default-outline-level="">
      <style:paragraph-properties fo:margin-left="0.635cm" fo:margin-right="0cm" fo:text-align="start" style:justify-single-word="false" fo:text-indent="0cm" style:auto-text-indent="false"/>
    </style:style>
    <style:style style:name="DescContinue_20_2" style:display-name="DescContinue 2" style:family="paragraph" style:parent-style-name="Standard" style:default-outline-level="">
      <style:paragraph-properties fo:margin-left="1.27cm" fo:margin-right="0cm" fo:text-align="start" style:justify-single-word="false" fo:text-indent="0cm" style:auto-text-indent="false"/>
    </style:style>
    <style:style style:name="DescContinue_20_3" style:display-name="DescContinue 3" style:family="paragraph" style:parent-style-name="Standard" style:default-outline-level="">
      <style:paragraph-properties fo:margin-left="1.905cm" fo:margin-right="0cm" fo:text-align="start" style:justify-single-word="false" fo:text-indent="0cm" style:auto-text-indent="false"/>
    </style:style>
    <style:style style:name="DescContinue_20_4" style:display-name="DescContinue 4" style:family="paragraph" style:parent-style-name="Standard" style:default-outline-level="">
      <style:paragraph-properties fo:margin-left="2.54cm" fo:margin-right="0cm" fo:text-align="start" style:justify-single-word="false" fo:text-indent="0cm" style:auto-text-indent="false"/>
    </style:style>
    <style:style style:name="DescContinue_20_5" style:display-name="DescContinue 5" style:family="paragraph" style:parent-style-name="Standard" style:default-outline-level="">
      <style:paragraph-properties fo:margin-left="3.175cm" fo:margin-right="0cm" fo:text-align="start" style:justify-single-word="false" fo:text-indent="0cm" style:auto-text-indent="false"/>
    </style:style>
    <style:style style:name="DescContinue_20_6" style:display-name="DescContinue 6" style:family="paragraph" style:parent-style-name="Standard" style:default-outline-level="">
      <style:paragraph-properties fo:margin-left="3.81cm" fo:margin-right="0cm" fo:text-align="start" style:justify-single-word="false" fo:text-indent="0cm" style:auto-text-indent="false"/>
    </style:style>
    <style:style style:name="DescContinue_20_7" style:display-name="DescContinue 7" style:family="paragraph" style:parent-style-name="Standard" style:default-outline-level="">
      <style:paragraph-properties fo:margin-left="4.445cm" fo:margin-right="0cm" fo:text-align="start" style:justify-single-word="false" fo:text-indent="0cm" style:auto-text-indent="false"/>
    </style:style>
    <style:style style:name="DescContinue_20_8" style:display-name="DescContinue 8" style:family="paragraph" style:parent-style-name="Standard" style:default-outline-level="">
      <style:paragraph-properties fo:margin-left="5.08cm" fo:margin-right="0cm" fo:text-align="start" style:justify-single-word="false" fo:text-indent="0cm" style:auto-text-indent="false"/>
    </style:style>
    <style:style style:name="DescContinue_20_9" style:display-name="DescContinue 9" style:family="paragraph" style:parent-style-name="Standard" style:default-outline-level="">
      <style:paragraph-properties fo:margin-left="5.715cm" fo:margin-right="0cm" fo:text-align="start" style:justify-single-word="false" fo:text-indent="0cm" style:auto-text-indent="false"/>
    </style:style>
    <style:style style:name="LatexTOC_20_0" style:display-name="LatexTOC 0" style:family="paragraph" style:parent-style-name="Standard" style:default-outline-level="">
      <style:paragraph-properties fo:margin-top="0.053cm" fo:margin-bottom="0.053cm" loext:contextual-spacing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1" style:display-name="LatexTOC 1" style:family="paragraph" style:parent-style-name="Standard" style:default-outline-level="">
      <style:paragraph-properties fo:margin-left="0.635cm" fo:margin-right="0cm" fo:margin-top="0.048cm" fo:margin-bottom="0.048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2" style:display-name="LatexTOC 2" style:family="paragraph" style:parent-style-name="Standard" style:default-outline-level="">
      <style:paragraph-properties fo:margin-left="1.27cm" fo:margin-right="0cm" fo:margin-top="0.042cm" fo:margin-bottom="0.042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3" style:display-name="LatexTOC 3" style:family="paragraph" style:parent-style-name="Standard" style:default-outline-level="">
      <style:paragraph-properties fo:margin-left="1.905cm" fo:margin-right="0cm" fo:margin-top="0.037cm" fo:margin-bottom="0.037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4" style:display-name="LatexTOC 4" style:family="paragraph" style:parent-style-name="Standard" style:default-outline-level="">
      <style:paragraph-properties fo:margin-left="2.54cm" fo:margin-right="0cm" fo:margin-top="0.032cm" fo:margin-bottom="0.032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5" style:display-name="LatexTOC 5" style:family="paragraph" style:parent-style-name="Standard" style:default-outline-level="">
      <style:paragraph-properties fo:margin-left="3.175cm" fo:margin-right="0cm" fo:margin-top="0.026cm" fo:margin-bottom="0.026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6" style:display-name="LatexTOC 6" style:family="paragraph" style:parent-style-name="Standard" style:default-outline-level="">
      <style:paragraph-properties fo:margin-left="3.81cm" fo:margin-right="0cm" fo:margin-top="0.021cm" fo:margin-bottom="0.021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7" style:display-name="LatexTOC 7" style:family="paragraph" style:parent-style-name="Standard" style:default-outline-level="">
      <style:paragraph-properties fo:margin-left="4.445cm" fo:margin-right="0cm" fo:margin-top="0.016cm" fo:margin-bottom="0.016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8" style:display-name="LatexTOC 8" style:family="paragraph" style:parent-style-name="Standard" style:default-outline-level="">
      <style:paragraph-properties fo:margin-left="5.08cm" fo:margin-right="0cm" fo:margin-top="0.011cm" fo:margin-bottom="0.011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9" style:display-name="LatexTOC 9" style:family="paragraph" style:parent-style-name="Standard" style:default-outline-level="">
      <style:paragraph-properties fo:margin-left="5.715cm" fo:margin-right="0cm" fo:margin-top="0.005cm" fo:margin-bottom="0.005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ist_20_Bullet_20_0" style:display-name="List Bullet 0" style:family="paragraph" style:parent-style-name="Standard" style:auto-update="true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_20_Bullet_20_1" style:display-name="List Bullet 1" style:family="paragraph" style:parent-style-name="Standard" style:auto-update="true" style:default-outline-level="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List_20_Bullet_20_2" style:display-name="List Bullet 2" style:family="paragraph" style:parent-style-name="Standard" style:auto-update="true" style:default-outline-level="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Bullet_20_3" style:display-name="List Bullet 3" style:family="paragraph" style:parent-style-name="Standard" style:auto-update="true" style:default-outline-level="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List_20_Bullet_20_4" style:display-name="List Bullet 4" style:family="paragraph" style:parent-style-name="Standard" style:auto-update="true" style:default-outline-level="">
      <style:paragraph-properties fo:margin-left="3.175cm" fo:margin-right="0cm" fo:text-indent="-0.635cm" style:auto-text-indent="false">
        <style:tab-stops>
          <style:tab-stop style:position="3.175cm"/>
        </style:tab-stops>
      </style:paragraph-properties>
    </style:style>
    <style:style style:name="List_20_Bullet_20_5" style:display-name="List Bullet 5" style:family="paragraph" style:parent-style-name="Standard" style:auto-update="true" style:default-outline-level="">
      <style:paragraph-properties fo:margin-left="3.81cm" fo:margin-right="0cm" fo:text-indent="-0.635cm" style:auto-text-indent="false">
        <style:tab-stops>
          <style:tab-stop style:position="3.81cm"/>
        </style:tab-stops>
      </style:paragraph-properties>
    </style:style>
    <style:style style:name="List_20_Bullet_20_6" style:display-name="List Bullet 6" style:family="paragraph" style:parent-style-name="Standard" style:auto-update="true" style:default-outline-level="">
      <style:paragraph-properties fo:margin-left="4.445cm" fo:margin-right="0cm" fo:text-indent="-0.635cm" style:auto-text-indent="false">
        <style:tab-stops>
          <style:tab-stop style:position="4.445cm"/>
        </style:tab-stops>
      </style:paragraph-properties>
    </style:style>
    <style:style style:name="List_20_Bullet_20_7" style:display-name="List Bullet 7" style:family="paragraph" style:parent-style-name="Standard" style:auto-update="true" style:default-outline-level="">
      <style:paragraph-properties fo:margin-left="5.08cm" fo:margin-right="0cm" fo:text-indent="-0.635cm" style:auto-text-indent="false">
        <style:tab-stops>
          <style:tab-stop style:position="5.08cm"/>
        </style:tab-stops>
      </style:paragraph-properties>
    </style:style>
    <style:style style:name="List_20_Bullet_20_8" style:display-name="List Bullet 8" style:family="paragraph" style:parent-style-name="Standard" style:auto-update="true" style:default-outline-level="">
      <style:paragraph-properties fo:margin-left="5.715cm" fo:margin-right="0cm" fo:text-indent="-0.635cm" style:auto-text-indent="false">
        <style:tab-stops>
          <style:tab-stop style:position="5.715cm"/>
        </style:tab-stops>
      </style:paragraph-properties>
    </style:style>
    <style:style style:name="List_20_Bullet_20_9" style:display-name="List Bullet 9" style:family="paragraph" style:parent-style-name="Standard" style:auto-update="true" style:default-outline-level="">
      <style:paragraph-properties fo:margin-left="6.35cm" fo:margin-right="0cm" fo:text-indent="-0.635cm" style:auto-text-indent="false">
        <style:tab-stops>
          <style:tab-stop style:position="6.35cm"/>
        </style:tab-stops>
      </style:paragraph-properties>
    </style:style>
    <style:style style:name="List_20_Enum_20_0" style:display-name="List Enum 0" style:family="paragraph" style:parent-style-name="Standard" style:auto-update="true" style:default-outline-level="">
      <style:paragraph-properties fo:margin-left="0.635cm" fo:margin-right="0cm" fo:text-indent="-0.635cm" style:auto-text-indent="false"/>
    </style:style>
    <style:style style:name="List_20_Enum_20_1" style:display-name="List Enum 1" style:family="paragraph" style:parent-style-name="Standard" style:auto-update="true" style:default-outline-level="">
      <style:paragraph-properties fo:margin-left="1.27cm" fo:margin-right="0cm" fo:text-indent="-0.635cm" style:auto-text-indent="false"/>
    </style:style>
    <style:style style:name="List_20_Enum_20_2" style:display-name="List Enum 2" style:family="paragraph" style:parent-style-name="Standard" style:auto-update="true" style:default-outline-level="">
      <style:paragraph-properties fo:margin-left="1.905cm" fo:margin-right="0cm" fo:text-indent="-0.635cm" style:auto-text-indent="false"/>
    </style:style>
    <style:style style:name="List_20_Enum_20_3" style:display-name="List Enum 3" style:family="paragraph" style:parent-style-name="Standard" style:auto-update="true" style:default-outline-level="">
      <style:paragraph-properties fo:margin-left="2.54cm" fo:margin-right="0cm" fo:text-indent="-0.635cm" style:auto-text-indent="false"/>
    </style:style>
    <style:style style:name="List_20_Enum_20_4" style:display-name="List Enum 4" style:family="paragraph" style:parent-style-name="Standard" style:auto-update="true" style:default-outline-level="">
      <style:paragraph-properties fo:margin-left="3.175cm" fo:margin-right="0cm" fo:text-indent="-0.635cm" style:auto-text-indent="false"/>
    </style:style>
    <style:style style:name="List_20_Enum_20_5" style:display-name="List Enum 5" style:family="paragraph" style:parent-style-name="Standard" style:auto-update="true" style:default-outline-level="">
      <style:paragraph-properties fo:margin-left="4.445cm" fo:margin-right="0cm" fo:text-indent="-0.635cm" style:auto-text-indent="false"/>
    </style:style>
    <style:style style:name="List_20_Enum_20_7" style:display-name="List Enum 7" style:family="paragraph" style:parent-style-name="Standard" style:auto-update="true" style:default-outline-level="">
      <style:paragraph-properties fo:margin-left="5.08cm" fo:margin-right="0cm" fo:text-indent="-0.635cm" style:auto-text-indent="false"/>
    </style:style>
    <style:style style:name="List_20_Enum_20_8" style:display-name="List Enum 8" style:family="paragraph" style:parent-style-name="Standard" style:auto-update="true" style:default-outline-level="">
      <style:paragraph-properties fo:margin-left="5.715cm" fo:margin-right="0cm" fo:text-indent="-0.635cm" style:auto-text-indent="false"/>
    </style:style>
    <style:style style:name="List_20_Enum_20_9" style:display-name="List Enum 9" style:family="paragraph" style:parent-style-name="Standard" style:auto-update="true" style:default-outline-level="">
      <style:paragraph-properties fo:margin-left="6.35cm" fo:margin-right="0cm" fo:text-indent="-0.635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orphans="2" fo:widows="2">
        <style:tab-stops>
          <style:tab-stop style:position="7.62cm" style:type="center"/>
          <style:tab-stop style:position="15.24cm" style:type="right"/>
        </style:tab-stops>
      </style:paragraph-properties>
    </style:style>
    <style:page-layout style:name="Mpm1">
      <style:page-layout-properties fo:page-width="21.001cm" fo:page-height="29.7cm" style:num-format="i" style:print-orientation="portrait" fo:margin-top="2.54cm" fo:margin-bottom="1.27cm" fo:margin-left="3.175cm" fo:margin-right="3.175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3.175cm" fo:margin-right="3.175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1.27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iii</text:page-number></text:p>
      </style:footer>
    </style:master-page>
    <style:master-page style:name="Converted1" style:page-layout-name="Mpm2">
      <style:footer>
        <text:p text:style-name="MP1"><text:page-number text:select-page="current">1</text:page-number></text:p>
      </style:footer>
    </style:master-page>
    <style:master-page style:name="Converted2" style:page-layout-name="Mpm3">
      <style:footer>
        <text:p text:style-name="MP1"><text:page-number text:select-page="current"/></text:p>
      </style:footer>
    </style:master-page>
    <style:master-page style:name="Converted3" style:page-layout-name="Mpm2">
      <style:footer>
        <text:p text:style-name="MP1"><text:page-number text:select-page="current">2</text:page-number></text:p>
      </style:footer>
    </style:master-page>
    <style:master-page style:name="Converted4" style:page-layout-name="Mpm2">
      <style:footer>
        <text:p text:style-name="MP1"><text:page-number text:select-page="current">3</text:page-number></text:p>
      </style:footer>
    </style:master-page>
    <style:master-page style:name="Converted5" style:page-layout-name="Mpm2">
      <style:footer>
        <text:p text:style-name="MP1"><text:page-number text:select-page="current">4</text:page-number></text:p>
      </style:footer>
    </style:master-page>
    <style:master-page style:name="Converted6" style:page-layout-name="Mpm2">
      <style:footer>
        <text:p text:style-name="MP1"><text:page-number text:select-page="current">5</text:page-number></text:p>
      </style:footer>
    </style:master-page>
    <style:master-page style:name="Converted7" style:page-layout-name="Mpm2">
      <style:footer>
        <text:p text:style-name="MP1"><text:page-number text:select-page="current">7</text:page-number></text:p>
      </style:footer>
    </style:master-page>
    <style:master-page style:name="Converted8" style:page-layout-name="Mpm2">
      <style:footer>
        <text:p text:style-name="MP1"><text:page-number text:select-page="current">8</text:page-number></text:p>
      </style:footer>
    </style:master-page>
    <style:master-page style:name="Converted9" style:page-layout-name="Mpm2">
      <style:footer>
        <text:p text:style-name="MP1"><text:page-number text:select-page="current">9</text:page-number></text:p>
      </style:footer>
    </style:master-page>
    <style:master-page style:name="Converted10" style:page-layout-name="Mpm2">
      <style:footer>
        <text:p text:style-name="MP1"><text:page-number text:select-page="current">10</text:page-number></text:p>
      </style:footer>
    </style:master-page>
    <style:master-page style:name="Converted11" style:page-layout-name="Mpm2">
      <style:footer>
        <text:p text:style-name="MP1"><text:page-number text:select-page="current">11</text:page-number></text:p>
      </style:footer>
    </style:master-page>
    <style:master-page style:name="Converted12" style:page-layout-name="Mpm2">
      <style:footer>
        <text:p text:style-name="MP1"><text:page-number text:select-page="current">12</text:page-number></text:p>
      </style:footer>
    </style:master-page>
    <style:master-page style:name="Converted13" style:page-layout-name="Mpm2">
      <style:footer>
        <text:p text:style-name="MP1"><text:page-number text:select-page="current">13</text:page-number></text:p>
      </style:footer>
    </style:master-page>
    <style:master-page style:name="Converted14" style:page-layout-name="Mpm2">
      <style:footer>
        <text:p text:style-name="MP1"><text:page-number text:select-page="current">14</text:page-number></text:p>
      </style:footer>
    </style:master-page>
    <style:master-page style:name="Converted15" style:page-layout-name="Mpm2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title>Socket</dc:title>
    <meta:creation-date>2020-03-02T22:54:00</meta:creation-date>
    <dc:date>2020-03-02T23:02:38.357945305</dc:date>
    <meta:editing-duration>PT54S</meta:editing-duration>
    <meta:editing-cycles>1</meta:editing-cycles>
    <meta:document-statistic meta:table-count="5" meta:image-count="0" meta:object-count="0" meta:page-count="19" meta:paragraph-count="229" meta:word-count="904" meta:character-count="6361" meta:non-whitespace-character-count="5610"/>
  </office:meta>
</office:document-meta>
</file>